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000000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333333" loext:padding="0in" loext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54545" style:font-name-asian="Microsoft YaHei" style:font-size-asian="12pt" style:font-weight-asian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54545" style:font-name="Microsoft YaHei" fo:font-size="12pt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54545" loext:padding="0in" loext:border="none"/>
    </style:style>
    <style:style style:name="P9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10" style:family="paragraph" style:parent-style-name="Heading_20_1">
      <style:text-properties fo:font-variant="normal" fo:text-transform="none" fo:color="#333333" fo:letter-spacing="normal" fo:background-color="#ffffff" style:font-name-asian="Microsoft YaHei" style:font-size-asian="18pt" style:font-style-asian="normal" style:font-weight-asian="normal" loext:padding="0in" loext:border="none"/>
    </style:style>
    <style:style style:name="T1" style:family="text">
      <style:text-properties style:font-name="Microsoft YaHei" fo:font-size="12pt" fo:font-weight="normal"/>
    </style:style>
    <style:style style:name="T2" style:family="text">
      <style:text-properties style:font-name-asian="Microsoft YaHei" style:font-size-asian="12pt" style:font-weight-asian="normal"/>
    </style:style>
    <style:style style:name="T3" style:family="text">
      <style:text-properties fo:color="#333333" style:font-name-asian="tahoma" style:font-size-asian="10.5pt" style:font-weight-asian="bold" loext:padding="0in" loext:border="none"/>
    </style:style>
    <style:style style:name="T4" style:family="text">
      <style:text-properties fo:color="#333333" style:font-name-asian="tahoma" style:font-size-asian="10.5pt" style:font-weight-asian="normal" loext:padding="0in" loext:border="none"/>
    </style:style>
    <style:style style:name="T5" style:family="text">
      <style:text-properties fo:color="#333333" style:font-name="tahoma" fo:font-size="10.5pt" fo:font-weight="bold" loext:padding="0in" loext:border="none"/>
    </style:style>
    <style:style style:name="T6" style:family="text">
      <style:text-properties fo:color="#333333" style:font-name="tahoma" fo:font-size="10.5pt" fo:font-weight="normal" loext:padding="0in" loext:border="none"/>
    </style:style>
    <style:style style:name="T7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0" style:family="text">
      <style:text-properties fo:color="#ffffff" fo:background-color="#ff0000" loext:char-shading-value="0" style:font-name-asian="Microsoft YaHei" style:font-size-asian="12pt" style:font-weight-asian="normal" loext:padding="0in" loext:border="none"/>
    </style:style>
    <style:style style:name="T11" style:family="text">
      <style:text-properties fo:color="#ff0000" fo:background-color="#66ffff" loext:char-shading-value="0" style:font-name-asian="Microsoft YaHei" style:font-size-asian="12pt" style:font-weight-asian="normal" loext:padding="0in" loext:border="none"/>
    </style:style>
    <style:style style:name="T12" style:family="text">
      <style:text-properties style:font-name-asian="tahoma" style:font-size-asian="10.5pt" style:font-weight-asian="normal"/>
    </style:style>
    <style:style style:name="T13" style:family="text">
      <style:text-properties style:font-name="tahoma" fo:font-size="10.5pt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硬中断与软中断区别</text:h>
      <text:p text:style-name="P9"><text:span text:style-name="T7">2018</text:span><text:span text:style-name="T8">年</text:span><text:span text:style-name="T7">01</text:span><text:span text:style-name="T8">月</text:span><text:span text:style-name="T7">21</text:span><text:span text:style-name="T8">日 </text:span><text:span text:style-name="T7">15:43:56 </text:span><text:a xlink:type="simple" xlink:href="https://me.csdn.net/xuchenhuics" office:target-frame-name="_blank" xlink:show="new" text:style-name="Internet_20_link" text:visited-style-name="Visited_20_Internet_20_Link"><text:span text:style-name="T9">xuchenhuics</text:span></text:a><text:span text:style-name="T7"> </text:span><text:span text:style-name="T8">阅读数 </text:span><text:span text:style-name="T7">8217</text:span></text:p>
      <text:section text:style-name="Sect1" text:name="article_content">
        <text:p text:style-name="P1"/>
        <text:section text:style-name="Sect1" text:name="content_views">
          <text:p text:style-name="P2"><text:span text:style-name="T2">转自：</text:span><text:span text:style-name="T1">http://blog.csdn.net/yxfabcdefg/article/details/53127155</text:span></text:p>
          <text:p text:style-name="P2">         <text:span text:style-name="T1">http://blog.csdn.net/qq_29350001/article/details/52118662</text:span></text:p>
          <text:p text:style-name="P3"><text:span text:style-name="Strong_20_Emphasis"><text:span text:style-name="T10">中断上半部分与中断下半部分对比</text:span></text:span></text:p>
          <text:p text:style-name="P6">在中断处理程序中，既想让程序运行的快，又想让程序完成的工作量多，这两个目的有抵触。</text:p>
          <text:p text:style-name="P6">鉴于这两个目的不可调和的矛盾，中断处理可以分为两部分：</text:p>
          <text:p text:style-name="P6">中断处理工作，例如对接收中断进行中断或复位硬件，这些工作都在所有中断被禁止的情况下完成。可以稍后完成的工作推迟到下半部，在合适的情况下执行下半部分中断。</text:p>
          <text:p text:style-name="P7">example;</text:p>
          <text:p text:style-name="P6">当网卡接收流入网络的数据包时，需要通知内核数据包到了，网卡需要立即完成这件事，从而优化网络的吞吐量和传输周期，以避免超时。因此网卡立即发出中断，通知内核这里有最新的数据包。内核通过执行网卡已注册的中断处理程序作出应答。中断开始运行，应答硬件，复制最新的网络数据包到内存，然后读取网卡更多的数据包，这些都是重要的、紧迫的、又与硬件相关的的工作。处理和操作其他数据包的其他工作在随后的下半部分进行。</text:p>
          <text:p text:style-name="P6">中断下半部</text:p>
          <text:p text:style-name="P6">下半部分执行的任务是执行与中断处理密切相关，但中断处理程序本身不执行的工作。和上半部分只能通过中断处理程序实现不同，下半部分可以通过多种机制实现</text:p>
          <text:p text:style-name="P8"><text:span text:style-name="T2">一般硬中断基本为中断的上半部分，软中断和</text:span><text:span text:style-name="T1">tasklet</text:span><text:span text:style-name="T2">是中断的下半部分，将上半部分没有实现完的处理继续执行。</text:span></text:p>
          <text:p text:style-name="P3"><text:span text:style-name="Strong_20_Emphasis"><text:span text:style-name="T11">中断：</text:span></text:span></text:p>
          <text:p text:style-name="P6">中断使得硬件得以和处理器进行通讯，中断是一种电信号，由硬件设备生成，并且直接送到中断控制器的输入引脚上，然后再由中断控制器向处理器发出相应的信号。处理器检测到此信号，便中断自己当前工作进行适当的处理。处理器便会通知操作系统已经产生中断，这样，操作系统就可以对这个中断进行适当的处理了。不同的设备对应的中断不同，而每个中断都通过一个唯一的数字标识。</text:p>
          <text:p text:style-name="P6">因此，来自键盘的中断就有别于来自硬盘的中断，从而使得操作系统能够对中断进行区分，并知道哪个硬件设备产生了哪个中断。这样操作系统才能给中断提供不同的处理程序。</text:p>
          <text:p text:style-name="P8"><text:span text:style-name="T1">-----------------------------</text:span><text:span text:style-name="T2">分割线</text:span><text:span text:style-name="T1">------------------------------------</text:span></text:p>
          <text:p text:style-name="P4"><text:soft-page-break/><text:span text:style-name="Strong_20_Emphasis"><text:span text:style-name="T3">硬中断：</text:span></text:span></text:p>
          <text:p text:style-name="P5"><text:span text:style-name="T13">1. </text:span><text:span text:style-name="T12">硬中断是由硬件产生的，比如，像磁盘，网卡，键盘，时钟等。每个设备或设备集都有它自己的</text:span><text:span text:style-name="T13">IRQ</text:span><text:span text:style-name="T12">（中断请求）。基于</text:span><text:span text:style-name="T13">IRQ</text:span><text:span text:style-name="T12">，</text:span><text:span text:style-name="T13">CPU</text:span><text:span text:style-name="T12">可以将相应的请求分发到对应的硬件驱动上（注：硬件驱动通常是内核中的一个子程序，而不是一个独立的进程）。</text:span></text:p>
          <text:p text:style-name="P5"><text:span text:style-name="T13">2. </text:span><text:span text:style-name="T12">处理中断的驱动是需要运行在</text:span><text:span text:style-name="T13">CPU</text:span><text:span text:style-name="T12">上的，因此，当中断产生的时候，</text:span><text:span text:style-name="T13">CPU</text:span><text:span text:style-name="T12">会中断当前正在运行的任务，来处理中断。在有多核心的系统上，一个中断通常只能中断一颗</text:span><text:span text:style-name="T13">CPU</text:span><text:span text:style-name="T12">（也有一种特殊的情况，就是在大型主机上是有硬件通道的，它可以在没有主</text:span><text:span text:style-name="T13">CPU</text:span><text:span text:style-name="T12">的支持下，可以同时处理多个中断。）。</text:span></text:p>
          <text:p text:style-name="P5"><text:span text:style-name="T13">3. </text:span><text:span text:style-name="T12">硬中断可以直接中断</text:span><text:span text:style-name="T13">CPU</text:span><text:span text:style-name="T12">。它会引起内核中相关的代码被触发。对于那些需要花费一些时间去处理的进程，中断代码本身也可以被其他的硬中断中断。</text:span></text:p>
          <text:p text:style-name="P5"><text:span text:style-name="T13">4. </text:span><text:span text:style-name="T12">对于时钟中断，内核调度代码会将当前正在运行的进程挂起，从而让其他的进程来运行。它的存在是为了让调度代码（或称为调度器）可以调度多任务。</text:span></text:p>
          <text:p text:style-name="P4"><text:span text:style-name="Strong_20_Emphasis"><text:span text:style-name="T3">软中断：</text:span></text:span></text:p>
          <text:p text:style-name="P5"><text:span text:style-name="T13">1. </text:span><text:span text:style-name="T12">软中断的处理非常像硬中断。然而，它们仅仅是由当前正在运行的进程所产生的。</text:span></text:p>
          <text:p text:style-name="P5"><text:span text:style-name="T13">2. </text:span><text:span text:style-name="T12">通常，软中断是一些对</text:span><text:span text:style-name="T13">I/O</text:span><text:span text:style-name="T12">的请求。这些请求会调用内核中可以调度</text:span><text:span text:style-name="T13">I/O</text:span><text:span text:style-name="T12">发生的程序。对于某些设备，</text:span><text:span text:style-name="T13">I/O</text:span><text:span text:style-name="T12">请求需要被立即处理，而磁盘</text:span><text:span text:style-name="T13">I/O</text:span><text:span text:style-name="T12">请求通常可以排队并且可以稍后处理。根据</text:span><text:span text:style-name="T13">I/O</text:span><text:span text:style-name="T12">模型的不同，进程或许会被挂起直到</text:span><text:span text:style-name="T13">I/O</text:span><text:span text:style-name="T12">完成，此时内核调度器就会选择另一个进程去运行。</text:span><text:span text:style-name="T13">I/O</text:span><text:span text:style-name="T12">可以在进程之间产生并且调度过程通常和磁盘</text:span><text:span text:style-name="T13">I/O</text:span><text:span text:style-name="T12">的方式是相同。</text:span></text:p>
          <text:p text:style-name="P5"><text:span text:style-name="T13">3. </text:span><text:span text:style-name="T12">软中断仅与内核相联系。而内核主要负责对需要运行的任何其他的进程进行调度。一些内核允许设备驱动的一些部分存在于用户空间，并且当需要的时候内核也会调度这个进程去运行。</text:span></text:p>
          <text:p text:style-name="P5"><text:span text:style-name="T13">4. </text:span><text:span text:style-name="T12">软中断并不会直接中断</text:span><text:span text:style-name="T13">CPU</text:span><text:span text:style-name="T12">。也只有当前正在运行的代码（或进程）才会产生软中断。这种中断是一种需要内核为正在运行的进程去做一些事情（通常为</text:span><text:span text:style-name="T13">I/O</text:span><text:span text:style-name="T12">）的请求。有一个特殊的软中断是</text:span><text:span text:style-name="T13">Yield</text:span><text:span text:style-name="T12">调用，它的作用是请求内核调度器去查看是否有一些其他的进程可以运行。</text:span></text:p>
          <text:p text:style-name="P4"><text:span text:style-name="Strong_20_Emphasis"><text:span text:style-name="T3">问题解答：</text:span></text:span></text:p>
          <text:p text:style-name="P4"><text:span text:style-name="Strong_20_Emphasis"><text:span text:style-name="T5">1. </text:span></text:span><text:span text:style-name="Strong_20_Emphasis"><text:span text:style-name="T3">问：</text:span></text:span><text:span text:style-name="T4">对于软中断，</text:span><text:span text:style-name="T6">I/O</text:span><text:span text:style-name="T4">操作是否是由内核中的</text:span><text:span text:style-name="T6">I/O</text:span><text:span text:style-name="T4">设备驱动程序完成？</text:span></text:p>
          <text:p text:style-name="P5"><text:span text:style-name="T12">答：对于</text:span><text:span text:style-name="T13">I/O</text:span><text:span text:style-name="T12">请求，内核会将这项工作分派给合适的内核驱动程序，这个程序会对</text:span><text:span text:style-name="T13">I/O</text:span><text:span text:style-name="T12">进行队列化，以可以稍后处理（通常是磁盘</text:span><text:span text:style-name="T13">I/O</text:span><text:span text:style-name="T12">），或如果可能可以立即执行它。通常，当对硬中断进行回应的时候，这个队列会被驱动所处理。当一个</text:span><text:span text:style-name="T13">I/O</text:span><text:span text:style-name="T12">请求完成的时候，下一个在队列中的</text:span><text:span text:style-name="T13">I/O</text:span><text:span text:style-name="T12">请求就会发送到这个设备上。</text:span></text:p>
          <text:p text:style-name="P5"><text:span text:style-name="T13">2. </text:span><text:span text:style-name="T12">问：软中断所经过的操作流程是比硬中断的少吗？换句话说，对于软中断就是：进程 </text:span><text:span text:style-name="T13">-&gt;</text:span><text:span text:style-name="T12">内核中的设备驱动程序；对于硬中断：硬件</text:span><text:span text:style-name="T13">-&gt;CPU-&gt;</text:span><text:span text:style-name="T12">内核中的设备驱动程序？</text:span></text:p>
          <text:p text:style-name="P5"><text:span text:style-name="T12">答：是的，软中断比硬中断少了一个硬件发送信号的步骤。产生软中断的进程一定是当前正在运行的进程，因此它们不会中断</text:span><text:span text:style-name="T13">CPU</text:span><text:span text:style-name="T12">。但是它们会中断调用代码的流程。</text:span></text:p>
          <text:p text:style-name="P5"><text:span text:style-name="T12">如果硬件需要</text:span><text:span text:style-name="T13">CPU</text:span><text:span text:style-name="T12">去做一些事情，那么这个硬件会使</text:span><text:span text:style-name="T13">CPU</text:span><text:span text:style-name="T12">中断当前正在运行的代码。而后</text:span><text:span text:style-name="T13">CPU</text:span><text:span text:style-name="T12">会将当前正在运行进程的当前状态放到堆栈（</text:span><text:span text:style-name="T13">stack</text:span><text:span text:style-name="T12">）中，以至于之后可以返回继续运行。这种中断可以停止一个正在运行的进程；可以停止正处理另一个中断的内核代码；或者可以停止空闲进程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5:54:18.029598499</meta:creation-date>
    <dc:date>2019-08-16T15:54:43.848892736</dc:date>
    <meta:editing-duration>PT26S</meta:editing-duration>
    <meta:editing-cycles>1</meta:editing-cycles>
    <meta:document-statistic meta:table-count="0" meta:image-count="0" meta:object-count="0" meta:page-count="2" meta:paragraph-count="33" meta:word-count="1959" meta:character-count="2278" meta:non-whitespace-character-count="2254"/>
    <meta:generator>LibreOffice/5.1.6.2$Linux_X86_64 LibreOffice_project/10m0$Build-2</meta:generator>
  </office:meta>
</office:document-meta>
</file>